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start="" draw:marker-end="Arrow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4.8cm" svg:height="2.1cm" svg:x="8.1cm" svg:y="1.8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cm" svg:height="2.3cm" svg:x="3.5cm" svg:y="11.1cm">
          <text:p text:style-name="P1">POS</text:p>
          <text:p text:style-name="P1">Termina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cm" svg:height="2.3cm" svg:x="13.2cm" svg:y="10.8cm">
          <text:p text:style-name="P1">POS</text:p>
          <text:p text:style-name="P1">Termina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cm" svg:height="3.5cm" svg:x="6.1cm" svg:y="2.7cm">
          <text:p text:style-name="P1">BWP</text:p>
          <text:p text:style-name="P1">Главный</text:p>
          <text:p text:style-name="P1">сервер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1cm" svg:height="1.5cm" svg:x="7cm" svg:y="14.5cm">
          <text:p text:style-name="P1">Фискальный</text:p>
          <text:p text:style-name="P1">регистратор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1cm" svg:height="1.5cm" svg:x="3cm" svg:y="16.9cm">
          <text:p text:style-name="P1">Принтер</text:p>
          <text:p text:style-name="P1">Чеков (ЕНВД)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6cm" svg:y1="17.1cm" svg:x2="4.9cm" svg:y2="13.4cm">
          <text:p text:style-name="P1">USB</text:p>
          <text:p text:style-name="P1"/>
        </draw:line>
        <draw:line draw:style-name="gr2" draw:text-style-name="P1" draw:layer="layout" svg:x1="6.7cm" svg:y1="12.6cm" svg:x2="8.9cm" svg:y2="14.5cm">
          <text:p text:style-name="P1">RS232</text:p>
          <text:p text:style-name="P1"/>
        </draw:line>
        <draw:custom-shape draw:style-name="gr1" draw:text-style-name="P1" draw:layer="layout" svg:width="3.7cm" svg:height="3.5cm" svg:x="5.6cm" svg:y="8.7cm">
          <text:p text:style-name="P1">BWP</text:p>
          <text:p text:style-name="P1">Сервер</text:p>
          <text:p text:style-name="P1">устройст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7cm" svg:height="3.5cm" svg:x="15.3cm" svg:y="8.3cm">
          <text:p text:style-name="P1">BWP</text:p>
          <text:p text:style-name="P1">Сервер</text:p>
          <text:p text:style-name="P1">устройст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9cm" svg:height="3cm" svg:x="1.9cm" svg:y="8.7cm">
          <text:p text:style-name="P1">Браузер</text:p>
          <text:p text:style-name="P1">(клиент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9cm" svg:height="3cm" svg:x="11.5cm" svg:y="8.4cm">
          <text:p text:style-name="P1">Браузер</text:p>
          <text:p text:style-name="P1">(клиент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1cm" svg:y1="8.8cm" svg:x2="6.6cm" svg:y2="5.6cm">
          <text:p text:style-name="P1">Network</text:p>
          <text:p text:style-name="P1"/>
        </draw:line>
        <draw:line draw:style-name="gr3" draw:text-style-name="P1" draw:layer="layout" svg:x1="7.1cm" svg:y1="5.9cm" svg:x2="7.2cm" svg:y2="8.7cm">
          <text:p text:style-name="P1">Network</text:p>
          <text:p text:style-name="P1"/>
        </draw:line>
        <draw:line draw:style-name="gr3" draw:text-style-name="P1" draw:layer="layout" svg:x1="12.3cm" svg:y1="8.7cm" svg:x2="9.2cm" svg:y2="5.7cm">
          <text:p text:style-name="P1">Network</text:p>
          <text:p text:style-name="P1"/>
        </draw:line>
        <draw:line draw:style-name="gr3" draw:text-style-name="P1" draw:layer="layout" svg:x1="9.6cm" svg:y1="5.4cm" svg:x2="16.4cm" svg:y2="8.6cm">
          <text:p text:style-name="P1">Network</text:p>
          <text:p text:style-name="P1"/>
        </draw:line>
        <draw:custom-shape draw:style-name="gr1" draw:text-style-name="P1" draw:layer="layout" svg:width="3.9cm" svg:height="2.4cm" svg:x="15cm" svg:y="15.5cm">
          <text:p text:style-name="P1">ICP DAS</text:p>
          <text:p text:style-name="P1">модуль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cm" svg:y1="13.2cm" svg:x2="16.4cm" svg:y2="15.4cm">
          <text:p text:style-name="P1">RS232</text:p>
          <text:p text:style-name="P1"/>
        </draw:line>
        <draw:custom-shape draw:style-name="gr1" draw:text-style-name="P1" draw:layer="layout" svg:width="5.3cm" svg:height="2.4cm" svg:x="7.4cm" svg:y="20.8cm">
          <text:p text:style-name="P1">Стол</text:p>
          <text:p text:style-name="P1">бильярдный №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cm" svg:height="2.4cm" svg:x="13.7cm" svg:y="20.8cm">
          <text:p text:style-name="P1">Стол</text:p>
          <text:p text:style-name="P1">бильярдный №2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1cm" svg:y1="20.7cm" svg:x2="15.3cm" svg:y2="18cm">
          <text:p text:style-name="P1">~220V</text:p>
          <text:p text:style-name="P1"/>
        </draw:line>
        <draw:line draw:style-name="gr2" draw:text-style-name="P1" draw:layer="layout" svg:x1="14.3cm" svg:y1="20.6cm" svg:x2="16.9cm" svg:y2="18cm">
          <text:p text:style-name="P1">~220V</text:p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6T14:15:46</meta:creation-date>
    <dc:date>2013-04-26T14:33:40</dc:date>
    <meta:editing-duration>PT2M34S</meta:editing-duration>
    <meta:editing-cycles>1</meta:editing-cycles>
    <meta:document-statistic meta:object-count="22"/>
    <meta:generator>LibreOffice/3.5$Linux_x86 LibreOffice_project/350m1$Build-2</meta:generator>
  </office:meta>
</office:document-meta>
</file>